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2d427a" officeooo:paragraph-rsid="002d427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65ba2" officeooo:paragraph-rsid="00265ba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6178" officeooo:paragraph-rsid="0027617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7722e" officeooo:paragraph-rsid="0027722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28dc9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8dc95" officeooo:paragraph-rsid="00308228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c4cba" officeooo:paragraph-rsid="002c4cba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030ae" officeooo:paragraph-rsid="003030ae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8dc95"/>
    </style:style>
    <style:style style:name="T2" style:family="text">
      <style:text-properties officeooo:rsid="002a9326"/>
    </style:style>
    <style:style style:name="T3" style:family="text">
      <style:text-properties officeooo:rsid="002c4cba"/>
    </style:style>
    <style:style style:name="T4" style:family="text">
      <style:text-properties officeooo:rsid="002d427a"/>
    </style:style>
    <style:style style:name="T5" style:family="text">
      <style:text-properties officeooo:rsid="003030ae"/>
    </style:style>
    <style:style style:name="T6" style:family="text">
      <style:text-properties officeooo:rsid="003082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41513834" text:style-name="L1">
        <text:list-item>
          <text:p text:style-name="P1">تولید Lorem Ipsum، قائده برای تعداد کلمه ها در الگریتم Game.js آمده است.</text:p>
        </text:list-item>
        <text:list-item>
          <text:p text:style-name="P7">یک متغیر برای نگهداری المنتی که حاوی بلوک متن است.</text:p>
        </text:list-item>
        <text:list-item>
          <text:p text:style-name="P7">یک متغیر برای نگهداری<text:span text:style-name="T4"> المنت</text:span> <text:s/>Game Box.</text:p>
        </text:list-item>
        <text:list-item>
          <text:p text:style-name="P2">یک متغیر برای نگهداری تفاضل بین اسکی و utf-16.</text:p>
        </text:list-item>
        <text:list-item>
          <text:p text:style-name="P6">یک متغیر برای نگهداری تعداد ضربدرهای قرمز</text:p>
        </text:list-item>
        <text:list-item>
          <text:p text:style-name="P8">کنترل تایپ:</text:p>
          <text:list>
            <text:list-item>
              <text:p text:style-name="P8">بررسی کلید فشرده شده و نمایش عکس العمل</text:p>
            </text:list-item>
            <text:list-item>
              <text:p text:style-name="P3">کاراکتر جاری (برای تایپ) باید با Underscore نشان داده شود.</text:p>
            </text:list-item>
            <text:list-item>
              <text:p text:style-name="P3">با تایپ صحیح به کاراکتر بعدی برود، یعنی کاراکتر جاری بدون Underscore و کاراکتر بعدی با Underscore.</text:p>
            </text:list-item>
            <text:list-item>
              <text:p text:style-name="P3">کاراکتری که غلط تایپ شده است باید به رنگ قرمز در بیاید.</text:p>
            </text:list-item>
            <text:list-item>
              <text:p text:style-name="P3">ثبت تعداد کلمه، کاراکتر و غلط های تایپ شده.</text:p>
            </text:list-item>
            <text:list-item>
              <text:p text:style-name="P4">چک کردن اینکه زمان تایپ یک بلوک از متن به پایان رسیده یا نه<text:span text:style-name="T1">،</text:span> اگر زمان تمام شده است باید یک ضربدر قرمز ثبت شود<text:span text:style-name="T5">.</text:span></text:p>
            </text:list-item>
          </text:list>
        </text:list-item>
        <text:list-item>
          <text:p text:style-name="P5">در صورت تایپ شدن کلیدی غیر از کلیدهای حروف الفبا، فاصله و احتمالا اعداد، باید <text:span text:style-name="T3">Game Box</text:span> تغییر رنگ دهد<text:span text:style-name="T2"> و مجددا به حالت اول باز گردد</text:span>.</text:p>
        </text:list-item>
        <text:list-item>
          <text:p text:style-name="P5">با ارائه هر بلوگ از متن، باید این بلوک از بالا به پایین حرکت کند، ظرف هفت ثانیه و با به پایین رسیدن و عدم تایپ کامل یک ضربدر قرمز <text:span text:style-name="T6">منظور</text:span> شود و بلوک بعدی <text:span text:style-name="T6">آغاز شود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3T21:16:44.344000000</dc:date>
    <meta:editing-cycles>21</meta:editing-cycles>
    <meta:editing-duration>PT2H6M52S</meta:editing-duration>
    <meta:generator>LibreOffice/7.1.5.2$Windows_x86 LibreOffice_project/85f04e9f809797b8199d13c421bd8a2b025d52b5</meta:generator>
    <meta:document-statistic meta:table-count="0" meta:image-count="0" meta:object-count="0" meta:page-count="1" meta:paragraph-count="14" meta:word-count="207" meta:character-count="979" meta:non-whitespace-character-count="799"/>
  </office:meta>
</office:document-meta>
</file>